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e22f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e22fd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e22fd" style:font-size-asian="10pt" style:font-size-complex="10pt"/>
    </style:style>
    <style:style style:name="P5" style:family="paragraph" style:parent-style-name="UrbanBody">
      <style:text-properties style:font-name="Times New Roman" officeooo:paragraph-rsid="001e22fd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officeooo:paragraph-rsid="001e22f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style:font-name-complex="Arial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8">do text</text:p><text:p text:style-name="P8">from document(at=header, format='odt')</text:p></office:annotation><text:span text:style-name="T3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Signaletic()&quot;" text:string-value-if-false="">mailed_data.getSignaletic()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s/></text:span><text:span text:style-name="T8"><text:conditional-text text:condition="ooow:&quot;view.do_mailing()&quot;" text:string-value-if-true="&quot;None&quot;" text:string-value-if-false="">None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5"/>
      <text:p text:style-name="P7">Monsieur le Fonctionnaire délégué,</text:p>
      <text:p text:style-name="P6"/>
      <text:p text:style-name="P6"><text:span text:style-name="T4">CONCERNE</text:span><text:span text:style-name="T5"> : demande de prorogation du permis d’urbanisme </text:span><text:span text:style-name="T5"><text:text-input text:description="">self.getReference()</text:text-input></text:span><text:span text:style-name="T5"><text:s text:c="2"/>pour </text:span><text:span text:style-name="T5"><text:text-input text:description="Objet des travaux">self.getLicenceSubject()</text:text-input></text:span><text:span text:style-name="T5">, sis </text:span><text:span text:style-name="T5"><text:text-input text:description="Situation des travaux">self.getWorkLocationSignaletic()</text:text-input></text:span></text:p>
      <text:p text:style-name="P6"/>
      <text:p text:style-name="P6">Nous vous prions de trouver, sous ce couvert, la délibération du Collège communal du xx/xx/xxxx accordant à <text:text-input text:description="Demandeurs">self.getApplicantsSignaletic()</text:text-input><text:s/>la prorogation sollicitée.</text:p>
      <text:p text:style-name="P6"/>
      <text:p text:style-name="P6"/>
      <text:p text:style-name="P6">Demeurant à votre disposition, nous vous prions d'agréer, Monsieur le fonctionnaire délégué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8">do text</text:p><text:p text:style-name="P8">from document(at=signatures, format='odt')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6.752cm" fo:margin-right="0cm" fo:text-indent="0cm" style:auto-text-indent="false" style:text-autospace="ideograph-alpha"/>
      <style:text-properties style:font-name="Tahoma" fo:font-family="Tahoma" style:font-family-generic="swiss" style:font-pitch="variable" fo:font-size="12pt" fo:language="fr" fo:country="FR" fo:font-weight="bold" style:font-size-asian="12pt" style:font-weight-asian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3T11:19:22.599315677</dc:date>
    <meta:editing-duration>PT8H17M40S</meta:editing-duration>
    <meta:editing-cycles>45</meta:editing-cycles>
    <meta:generator>LibreOffice/6.3.5.2$Linux_X86_64 LibreOffice_project/30$Build-2</meta:generator>
    <meta:document-statistic meta:table-count="1" meta:image-count="0" meta:object-count="0" meta:page-count="1" meta:paragraph-count="9" meta:word-count="86" meta:character-count="756" meta:non-whitespace-character-count="692"/>
  </office:meta>
</office:document-meta>
</file>